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TableColumn6" style:family="table-column">
      <style:table-column-properties style:column-width="3.2479in" style:use-optimal-column-width="false"/>
    </style:style>
    <style:style style:name="TableColumn7" style:family="table-column">
      <style:table-column-properties style:column-width="3.2486in" style:use-optimal-column-width="false"/>
    </style:style>
    <style:style style:name="Table5" style:family="table">
      <style:table-properties style:width="6.4965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text-align="center"/>
    </style:style>
    <style:style style:name="T11" style:parent-style-name="Fuentedepárrafopredeter." style:family="text">
      <style:text-properties fo:font-weight="bold" style:font-weight-asian="bold" style:font-weight-complex="bold"/>
    </style:style>
    <style:style style:name="T12" style:parent-style-name="Ref.denotaalpie" style:family="text">
      <style:text-properties fo:font-weight="bold" style:font-weight-asian="bold" style:font-weight-complex="bold"/>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TableContents" style:family="paragraph">
      <style:paragraph-properties fo:text-align="center"/>
      <style:text-properties fo:font-weight="bold" style:font-weight-asian="bold" style:font-weight-complex="bold"/>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 style:parent-style-name="Título2" style:family="paragraph">
      <style:paragraph-properties fo:break-before="page"/>
    </style:style>
    <style:style style:name="TableColumn23" style:family="table-column">
      <style:table-column-properties style:column-width="3.2479in" style:use-optimal-column-width="false"/>
    </style:style>
    <style:style style:name="TableColumn24" style:family="table-column">
      <style:table-column-properties style:column-width="3.2486in" style:use-optimal-column-width="false"/>
    </style:style>
    <style:style style:name="Table22" style:family="table">
      <style:table-properties style:width="6.4965in" fo:margin-left="0in" table:align="left"/>
    </style:style>
    <style:style style:name="TableRow25" style:family="table-row">
      <style:table-row-properties style:use-optimal-row-height="false"/>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paragraph-properties fo:text-align="center"/>
    </style:style>
    <style:style style:name="T28" style:parent-style-name="Fuentedepárrafopredeter." style:family="text">
      <style:text-properties fo:font-weight="bold" style:font-weight-asian="bold" style:font-weight-complex="bold"/>
    </style:style>
    <style:style style:name="T29" style:parent-style-name="Ref.denotaalpie" style:family="text">
      <style:text-properties fo:font-weight="bold" style:font-weight-asian="bold" style:font-weight-complex="bold"/>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paragraph-properties fo:text-align="center"/>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ítulo2" style:family="paragraph">
      <style:paragraph-properties fo:break-before="page"/>
    </style:style>
    <style:style style:name="TableColumn37" style:family="table-column">
      <style:table-column-properties style:column-width="3.2479in" style:use-optimal-column-width="false"/>
    </style:style>
    <style:style style:name="TableColumn38" style:family="table-column">
      <style:table-column-properties style:column-width="3.2486in" style:use-optimal-column-width="false"/>
    </style:style>
    <style:style style:name="Table36" style:family="table">
      <style:table-properties style:width="6.4965in" fo:margin-left="0in" table:align="left"/>
    </style:style>
    <style:style style:name="TableRow39" style:family="table-row">
      <style:table-row-properties style:use-optimal-row-height="false"/>
    </style:style>
    <style:style style:name="TableCell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center"/>
    </style:style>
    <style:style style:name="T42" style:parent-style-name="Fuentedepárrafopredeter." style:family="text">
      <style:text-properties fo:font-weight="bold" style:font-weight-asian="bold" style:font-weight-complex="bold"/>
    </style:style>
    <style:style style:name="T43" style:parent-style-name="Ref.denotaalpie" style:family="text">
      <style:text-properties fo:font-weight="bold" style:font-weight-asian="bold" style:font-weight-complex="bold"/>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TableContents" style:family="paragraph">
      <style:paragraph-properties fo:text-align="center"/>
      <style:text-properties fo:font-weight="bold" style:font-weight-asian="bold" style:font-weight-complex="bold"/>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 style:parent-style-name="Título2" style:family="paragraph">
      <style:paragraph-properties fo:break-before="page"/>
    </style:style>
    <style:style style:name="TableColumn54" style:family="table-column">
      <style:table-column-properties style:column-width="3.2479in" style:use-optimal-column-width="false"/>
    </style:style>
    <style:style style:name="TableColumn55" style:family="table-column">
      <style:table-column-properties style:column-width="3.2486in" style:use-optimal-column-width="false"/>
    </style:style>
    <style:style style:name="Table53" style:family="table">
      <style:table-properties style:width="6.4965in" fo:margin-left="0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style>
    <style:style style:name="T59" style:parent-style-name="Fuentedepárrafopredeter." style:family="text">
      <style:text-properties fo:font-weight="bold" style:font-weight-asian="bold" style:font-weight-complex="bold"/>
    </style:style>
    <style:style style:name="T60" style:parent-style-name="Ref.denotaalpie" style:family="text">
      <style:text-properties fo:font-weight="bold" style:font-weight-asian="bold" style:font-weight-complex="bold"/>
    </style:style>
    <style:style style:name="TableCell61" style:family="table-cell">
      <style:table-cell-properties fo:border="0.0034in solid #000000" style:writing-mode="lr-tb" fo:padding-top="0.0381in" fo:padding-left="0.0381in" fo:padding-bottom="0.0381in" fo:padding-right="0.0381in"/>
    </style:style>
    <style:style style:name="P62" style:parent-style-name="TableContents" style:family="paragraph">
      <style:paragraph-properties fo:text-align="center"/>
      <style:text-properties fo:font-weight="bold" style:font-weight-asian="bold" style:font-weight-complex="bold"/>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ítulo2" style:family="paragraph">
      <style:paragraph-properties fo:break-before="page"/>
    </style:style>
    <style:style style:name="TableColumn71" style:family="table-column">
      <style:table-column-properties style:column-width="3.2479in" style:use-optimal-column-width="false"/>
    </style:style>
    <style:style style:name="TableColumn72" style:family="table-column">
      <style:table-column-properties style:column-width="3.2486in" style:use-optimal-column-width="false"/>
    </style:style>
    <style:style style:name="Table70" style:family="table">
      <style:table-properties style:width="6.4965in" fo:margin-left="0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style>
    <style:style style:name="T76" style:parent-style-name="Fuentedepárrafopredeter." style:family="text">
      <style:text-properties fo:font-weight="bold" style:font-weight-asian="bold" style:font-weight-complex="bold"/>
    </style:style>
    <style:style style:name="T77" style:parent-style-name="Ref.denotaalpie" style:family="text">
      <style:text-properties fo:font-weight="bold" style:font-weight-asian="bold" style:font-weight-complex="bold"/>
    </style:style>
    <style:style style:name="TableCell78" style:family="table-cell">
      <style:table-cell-properties fo:border="0.0034in solid #000000" style:writing-mode="lr-tb"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ítulo2" style:family="paragraph">
      <style:paragraph-properties fo:break-before="page"/>
    </style:style>
    <style:style style:name="TableColumn88" style:family="table-column">
      <style:table-column-properties style:column-width="3.2479in" style:use-optimal-column-width="false"/>
    </style:style>
    <style:style style:name="TableColumn89" style:family="table-column">
      <style:table-column-properties style:column-width="3.2486in" style:use-optimal-column-width="false"/>
    </style:style>
    <style:style style:name="Table87" style:family="table">
      <style:table-properties style:width="6.4965in" fo:margin-left="0in" table:align="left"/>
    </style:style>
    <style:style style:name="TableRow90" style:family="table-row">
      <style:table-row-properties style:use-optimal-row-height="false"/>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93" style:parent-style-name="Fuentedepárrafopredeter." style:family="text">
      <style:text-properties fo:font-weight="bold" style:font-weight-asian="bold" style:font-weight-complex="bold"/>
    </style:style>
    <style:style style:name="T94" style:parent-style-name="Fuentedepárrafopredeter." style:family="text">
      <style:text-properties fo:font-weight="bold" style:font-weight-asian="bold" style:font-weight-complex="bold"/>
    </style:style>
    <style:style style:name="T95" style:parent-style-name="Ref.denotaalpie" style:family="text">
      <style:text-properties fo:font-weight="bold" style:font-weight-asian="bold" style:font-weight-complex="bold"/>
    </style:style>
    <style:style style:name="TableCell96" style:family="table-cell">
      <style:table-cell-properties fo:border="0.0034in solid #000000" style:writing-mode="lr-tb" fo:padding-top="0.0381in" fo:padding-left="0.0381in" fo:padding-bottom="0.0381in" fo:padding-right="0.0381in"/>
    </style:style>
    <style:style style:name="P97" style:parent-style-name="TableContents" style:family="paragraph">
      <style:paragraph-properties fo:text-align="center"/>
      <style:text-properties fo:font-weight="bold" style:font-weight-asian="bold" style:font-weight-complex="bold"/>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UBUcuerpoTrabajo" style:family="paragraph">
      <style:paragraph-properties fo:break-before="page" fo:text-indent="0in"/>
    </style:style>
  </office:automatic-styles>
  <office:body>
    <office:text text:use-soft-page-breaks="true">
      <text:h text:style-name="P1" text:outline-level="1">Técnicas y herramientas</text:h>
      <text:p text:style-name="UBUcuerpoTrabajo">{Esta parte de la memoria tiene como objetivo presentar las técnicas metodológicas y las herramientas de desarrollo que se han utilizado para llevar a cabo el proyecto. Si se han estudiado diferentes<text:s/>alternativas de metodologías, herramientas, bibliotecas se puede hacer un resumen de los aspectos más destacados de cada alternativa, incluyendo comparativas entre las distintas opciones y una justificación de las elecciones realizadas.</text:p>
      <text:p text:style-name="UBUcuerpoTrabajo">No se pretende que<text:s/>este apartado se convierta en un capítulo de un libro dedicado a cada una de las alternativas, sino comentar los aspectos más destacados de cada opción, con un repaso somero a los fundamentos esenciales y referencias bibliográficas para que el lector pueda<text:s/>ampliar su conocimiento sobre el tema. }</text:p>
      <text:h text:style-name="Título2" text:outline-level="2">Metodología usada: OpenOffice</text:h>
      <text:p text:style-name="UBUcuerpoTrabajo">Se utilizan las plantillas en formato OpenOffice proporcionadas por la universidad debido a la familiaridad adquirida con el editor de textos en la asignatura de Informática Básica cursada en el primer cuatrimestre del grado.</text:p>
      <text:h text:style-name="Título2" text:outline-level="2">Alternativas estudiadas</text:h>
      <table:table table:style-name="Table5">
        <table:table-columns>
          <table:table-column table:style-name="TableColumn6"/>
          <table:table-column table:style-name="TableColumn7"/>
        </table:table-columns>
        <table:table-header-rows>
          <table:table-row table:style-name="TableRow8">
            <table:table-cell table:style-name="TableCell9">
              <text:p text:style-name="P10"><text:span text:style-name="T11">Encabezado de la tabla</text:span><text:span text:style-name="T12"><text:note text:note-class="footnote" text:id="_ftn0"><text:note-citation>1</text:note-citation><text:note-body><text:p text:style-name="Footnote">Configurado para autorepetirse, si la tabla ocupara más de una página.</text:p></text:note-body></text:note></text:span></text:p>
            </table:table-cell>
            <table:table-cell table:style-name="TableCell13">
              <text:p text:style-name="P14"/>
            </table:table-cell>
          </table:table-row>
        </table:table-header-rows>
        <table:table-row table:style-name="TableRow15">
          <table:table-cell table:style-name="TableCell16">
            <text:p text:style-name="TableContents">LaTeX</text:p>
          </table:table-cell>
          <table:table-cell table:style-name="TableCell17">
            <text:p text:style-name="TableContents"/>
          </table:table-cell>
        </table:table-row>
        <table:table-row table:style-name="TableRow18">
          <table:table-cell table:style-name="TableCell19">
            <text:p text:style-name="TableContents">MS Word</text:p>
          </table:table-cell>
          <table:table-cell table:style-name="TableCell20">
            <text:p text:style-name="TableContents"/>
          </table:table-cell>
        </table:table-row>
      </table:table>
      <text:p text:style-name="Table">Tabla 1: Ejemplo de tabla</text:p>
      <text:p text:style-name="Textbody"/>
      <text:h text:style-name="Título3" text:outline-level="3">Alternativa1: LaTex</text:h>
      <text:p text:style-name="UBUcuerpoTrabajo">Se descartó debido a la<text:s/>necesidad de aprender a utilizar este editor de texto, y porque las razones que se proponen en la página de LaTeX de por qué empezar a usarlo como son que los autores pierden tiempo diseñando documentos y que como resultado de esto se obtienen documentos mal diseñados no se cumple debido a la utilización de plantillas proporcionadas. (1)</text:p>
      <text:h text:style-name="Título3" text:outline-level="3">Alternativa2 : MS Word</text:h>
      <text:p text:style-name="UBUcuerpoTrabajo">Se descartó por posibles incompatibilidades con el formado odt.</text:p>
      <text:soft-page-break/>
      <text:h text:style-name="P21" text:outline-level="2">Metodología usada: Zotero</text:h>
      <text:p text:style-name="UBUcuerpoTrabajo">Se utiliza Zotero por su integración con el editor de texto<text:s/>utilizado para la realización de la memoria, por su comodidad de uso al poder añadir automáticamente referencias a contenido disponible en la web desde la extensión que hay para navegadores como Google Chrome o Mozilla Firefox, y por la familiaridad adquirida mediante el uso de este gestor de referencias en otras asignaturas. (2,3)</text:p>
      <text:h text:style-name="Título2" text:outline-level="2">Alternativas estudiadas</text:h>
      <table:table table:style-name="Table22">
        <table:table-columns>
          <table:table-column table:style-name="TableColumn23"/>
          <table:table-column table:style-name="TableColumn24"/>
        </table:table-columns>
        <table:table-header-rows>
          <table:table-row table:style-name="TableRow25">
            <table:table-cell table:style-name="TableCell26">
              <text:p text:style-name="P27"><text:span text:style-name="T28">Encabezado de la tabla</text:span><text:span text:style-name="T29"><text:note text:note-class="footnote" text:id="_ftn1"><text:note-citation>2</text:note-citation><text:note-body><text:p text:style-name="Footnote">Configurado para autorepetirse, si la tabla ocupara más de una página.</text:p></text:note-body></text:note></text:span></text:p>
            </table:table-cell>
            <table:table-cell table:style-name="TableCell30">
              <text:p text:style-name="P31"/>
            </table:table-cell>
          </table:table-row>
        </table:table-header-rows>
        <table:table-row table:style-name="TableRow32">
          <table:table-cell table:style-name="TableCell33">
            <text:p text:style-name="TableContents">Mendeley</text:p>
          </table:table-cell>
          <table:table-cell table:style-name="TableCell34">
            <text:p text:style-name="TableContents"/>
          </table:table-cell>
        </table:table-row>
      </table:table>
      <text:p text:style-name="Table">Tabla 1: Ejemplo de tabla</text:p>
      <text:p text:style-name="Textbody"/>
      <text:h text:style-name="Título3" text:outline-level="3">Alternativa1: Mendeley</text:h>
      <text:p text:style-name="UBUcuerpoTrabajo">Se descartó debido a que, a pesar de tener también integración con el editor de texto seleccionado, y poder añadir referencias directamente desde la web, no se ha trabajado previamente con el gestor como si se ha hecho con el gestor<text:s/>seleccionado. (4,5)</text:p>
      <text:soft-page-break/>
      <text:h text:style-name="P35" text:outline-level="2">Metodología usada: Pencil Project</text:h>
      <text:p text:style-name="UBUcuerpoTrabajo">Se elige esta herramienta de prototipado debido a que es una aplicación open-source, por lo que no necesita licencia para poder usarse, también permite crear interfaces web, de escritorio y móvil, y también debido a la experiencia adquirida en el uso de esta herramienta en la asignatura Interacción Hombre/Máquina, cursada en el cuarto cuatrimestre del grado.(6,7)</text:p>
      <text:h text:style-name="Título2" text:outline-level="2">Alternativas estudiadas</text:h>
      <table:table table:style-name="Table36">
        <table:table-columns>
          <table:table-column table:style-name="TableColumn37"/>
          <table:table-column table:style-name="TableColumn38"/>
        </table:table-columns>
        <table:table-header-rows>
          <table:table-row table:style-name="TableRow39">
            <table:table-cell table:style-name="TableCell40">
              <text:p text:style-name="P41"><text:span text:style-name="T42">Encabezado de la tabla</text:span><text:span text:style-name="T43"><text:note text:note-class="footnote" text:id="_ftn2"><text:note-citation>3</text:note-citation><text:note-body><text:p text:style-name="Footnote">Configurado para autorepetirse, si la tabla<text:s/>ocupara más de una página.</text:p></text:note-body></text:note></text:span></text:p>
            </table:table-cell>
            <table:table-cell table:style-name="TableCell44">
              <text:p text:style-name="P45"/>
            </table:table-cell>
          </table:table-row>
        </table:table-header-rows>
        <table:table-row table:style-name="TableRow46">
          <table:table-cell table:style-name="TableCell47">
            <text:p text:style-name="TableContents">Adobe XD</text:p>
          </table:table-cell>
          <table:table-cell table:style-name="TableCell48">
            <text:p text:style-name="TableContents"/>
          </table:table-cell>
        </table:table-row>
        <table:table-row table:style-name="TableRow49">
          <table:table-cell table:style-name="TableCell50">
            <text:p text:style-name="TableContents">Balsamiq</text:p>
          </table:table-cell>
          <table:table-cell table:style-name="TableCell51">
            <text:p text:style-name="TableContents"/>
          </table:table-cell>
        </table:table-row>
      </table:table>
      <text:p text:style-name="Table">Tabla 1: Ejemplo de tabla</text:p>
      <text:p text:style-name="Textbody"/>
      <text:h text:style-name="Título3" text:outline-level="3">Alternativa1: Adobe XD</text:h>
      <text:p text:style-name="UBUcuerpoTrabajo">Se descartó debido a que a pesar de ser una herramienta que se puede usar de forma gratuita, solo se puede utilizar para prototipado de<text:s/>aplicaciones móviles o de páginas web, por lo que no nos sirve si realizamos una aplicación de escritorio.(8)</text:p>
      <text:h text:style-name="Título3" text:outline-level="3">Alternativa2 : Balsamiq</text:h>
      <text:p text:style-name="UBUcuerpoTrabajo">Se descartó debido a que después de un periodo de prueba de 30 días, se necesita una licencia para poder seguir<text:s/>usando este programa y no hay licencias gratuitas para estudiantes.(9)</text:p>
      <text:p text:style-name="UBUcuerpoTrabajo"/>
      <text:soft-page-break/>
      <text:h text:style-name="P52" text:outline-level="2">Metodología usada: Spyder</text:h>
      <text:p text:style-name="UBUcuerpoTrabajo">Se elige este IDE debido a ser open-source, también porque es compatible con librerías que presumiblemente vamos a usar como son Numpy y Matplotlib, además de<text:s/>permitir realizar pruebas unitarias y tener experiencia con el IDE en cuestión. (10)</text:p>
      <text:h text:style-name="Título2" text:outline-level="2">Alternativas estudiadas</text:h>
      <table:table table:style-name="Table53">
        <table:table-columns>
          <table:table-column table:style-name="TableColumn54"/>
          <table:table-column table:style-name="TableColumn55"/>
        </table:table-columns>
        <table:table-header-rows>
          <table:table-row table:style-name="TableRow56">
            <table:table-cell table:style-name="TableCell57">
              <text:p text:style-name="P58"><text:span text:style-name="T59">Encabezado de la tabla</text:span><text:span text:style-name="T60"><text:note text:note-class="footnote" text:id="_ftn3"><text:note-citation>4</text:note-citation><text:note-body><text:p text:style-name="Footnote">Configurado para autorepetirse, si la tabla ocupara más de una página.</text:p></text:note-body></text:note></text:span></text:p>
            </table:table-cell>
            <table:table-cell table:style-name="TableCell61">
              <text:p text:style-name="P62"/>
            </table:table-cell>
          </table:table-row>
        </table:table-header-rows>
        <table:table-row table:style-name="TableRow63">
          <table:table-cell table:style-name="TableCell64">
            <text:p text:style-name="TableContents">PyCharm</text:p>
          </table:table-cell>
          <table:table-cell table:style-name="TableCell65">
            <text:p text:style-name="TableContents"/>
          </table:table-cell>
        </table:table-row>
        <table:table-row table:style-name="TableRow66">
          <table:table-cell table:style-name="TableCell67">
            <text:p text:style-name="TableContents"/>
          </table:table-cell>
          <table:table-cell table:style-name="TableCell68">
            <text:p text:style-name="TableContents"/>
          </table:table-cell>
        </table:table-row>
      </table:table>
      <text:p text:style-name="Table">Tabla 1: Ejemplo de tabla</text:p>
      <text:p text:style-name="Textbody"/>
      <text:h text:style-name="Título3" text:outline-level="3">Alternativa1: PyCharm</text:h>
      <text:p text:style-name="UBUcuerpoTrabajo">Se descartó debido a que a pesar de tener una versión open-source que permite realizar test unitarios, esta versión gratuita no tiene compatibilidad con librerías como Numpy o Matplotlib.(11)</text:p>
      <text:soft-page-break/>
      <text:h text:style-name="P69" text:outline-level="2">Metodología usada: Beautiful Soup con zipfile</text:h>
      <text:p text:style-name="UBUcuerpoTrabajo">Se eligen estas herramientas para parsear ePubs debido a que como ya sabemos los ePubs tienen la misma estructura que un fichero ZIP como se ha comentado en el apartado de conceptos teóricos, por lo que aprovechándonos de esto podemos extraer los ficheros que componen el epub con la librería zipfile. También sabemos que los ficheros que componen los ePubs y que nos interesan para la realización de este proyecto tienen formato XHTML por lo que podremos leerlos con la librería Beautiful Soup. Las ventajas<text:s/>que nos ofrece utilizar ambas herramientas son que poseen una documentación bastante completa y son herramientas bastante conocidas por lo que facilitará su uso, otra ventaja es que nos permitirá trabajar tanto con ePub 2 como con ePub3 debido a que el package document de ambas versiones tiene formato XML.(12,13)</text:p>
      <text:h text:style-name="Título2" text:outline-level="2">Alternativas estudiadas</text:h>
      <table:table table:style-name="Table70">
        <table:table-columns>
          <table:table-column table:style-name="TableColumn71"/>
          <table:table-column table:style-name="TableColumn72"/>
        </table:table-columns>
        <table:table-header-rows>
          <table:table-row table:style-name="TableRow73">
            <table:table-cell table:style-name="TableCell74">
              <text:p text:style-name="P75"><text:span text:style-name="T76">Encabezado de la tabla</text:span><text:span text:style-name="T77"><text:note text:note-class="footnote" text:id="_ftn4"><text:note-citation>5</text:note-citation><text:note-body><text:p text:style-name="Footnote">Configurado para autorepetirse, si la tabla ocupara más de una página.</text:p></text:note-body></text:note></text:span></text:p>
            </table:table-cell>
            <table:table-cell table:style-name="TableCell78">
              <text:p text:style-name="P79"/>
            </table:table-cell>
          </table:table-row>
        </table:table-header-rows>
        <table:table-row table:style-name="TableRow80">
          <table:table-cell table:style-name="TableCell81">
            <text:p text:style-name="TableContents">EbookLib</text:p>
          </table:table-cell>
          <table:table-cell table:style-name="TableCell82">
            <text:p text:style-name="TableContents"/>
          </table:table-cell>
        </table:table-row>
        <table:table-row table:style-name="TableRow83">
          <table:table-cell table:style-name="TableCell84">
            <text:p text:style-name="TableContents">Epub</text:p>
          </table:table-cell>
          <table:table-cell table:style-name="TableCell85">
            <text:p text:style-name="TableContents"/>
          </table:table-cell>
        </table:table-row>
      </table:table>
      <text:p text:style-name="Table">Tabla 1: Ejemplo de tabla</text:p>
      <text:p text:style-name="Textbody"/>
      <text:h text:style-name="Título3" text:outline-level="3">Alternativa1:<text:s/>EbookLib</text:h>
      <text:p text:style-name="UBUcuerpoTrabajo">Se descartó debido a que la documentación que tiene es bastante escasa.(14)</text:p>
      <text:h text:style-name="Título3" text:outline-level="3">Alternativa2 : Epub</text:h>
      <text:p text:style-name="UBUcuerpoTrabajo">Se descartó debido a la mayor parte de la documentación está en francés y mi nivel en ese idioma no es suficiente como para entenderla.(15)</text:p>
      <text:soft-page-break/>
      <text:h text:style-name="P86" text:outline-level="2">Metodología<text:s/>usada: Ply</text:h>
      <text:p text:style-name="UBUcuerpoTrabajo">Se elige esta herramienta para crear un diccionario inicial de<text:s/>personajes<text:s/>debido a la similitud con las herramientas Lex y Yacc usadas previamente en la asignatura del quinto cuatrimestre Procesadores del Lenguaje.(16)</text:p>
      <text:h text:style-name="Título2" text:outline-level="2">Alternativas estudiadas</text:h>
      <table:table table:style-name="Table87">
        <table:table-columns>
          <table:table-column table:style-name="TableColumn88"/>
          <table:table-column table:style-name="TableColumn89"/>
        </table:table-columns>
        <table:table-header-rows>
          <table:table-row table:style-name="TableRow90">
            <table:table-cell table:style-name="TableCell91">
              <text:p text:style-name="P92"><text:span text:style-name="T93">Encab</text:span><text:span text:style-name="T94">ezado de la tabla</text:span><text:span text:style-name="T95"><text:note text:note-class="footnote" text:id="_ftn5"><text:note-citation>6</text:note-citation><text:note-body><text:p text:style-name="Footnote">Configurado para autorepetirse, si la tabla ocupara más de una página.</text:p></text:note-body></text:note></text:span></text:p>
            </table:table-cell>
            <table:table-cell table:style-name="TableCell96">
              <text:p text:style-name="P97"/>
            </table:table-cell>
          </table:table-row>
        </table:table-header-rows>
        <table:table-row table:style-name="TableRow98">
          <table:table-cell table:style-name="TableCell99">
            <text:p text:style-name="TableContents">re</text:p>
          </table:table-cell>
          <table:table-cell table:style-name="TableCell100">
            <text:p text:style-name="TableContents"/>
          </table:table-cell>
        </table:table-row>
        <table:table-row table:style-name="TableRow101">
          <table:table-cell table:style-name="TableCell102">
            <text:p text:style-name="TableContents"/>
          </table:table-cell>
          <table:table-cell table:style-name="TableCell103">
            <text:p text:style-name="TableContents"/>
          </table:table-cell>
        </table:table-row>
      </table:table>
      <text:p text:style-name="Table">Tabla 1: Ejemplo de tabla</text:p>
      <text:p text:style-name="Textbody"/>
      <text:h text:style-name="Título3" text:outline-level="3">Alternativa1: re</text:h>
      <text:p text:style-name="UBUcuerpoTrabajo">Se descartó esta librería de Python debido a que no se encuentra de forma clara en la<text:s/>documentación cómo realizar las tareas que se necesitan hacer para crear un diccionario inicial.(17)</text:p>
      <text:p text:style-name="P104"/>
      <text:h text:style-name="Título1" text:outline-level="1">Referencias</text:h>
      <text:p text:style-name="Bibliografía">1.<text:s/><text:tab/>Introduction to LaTeX [Internet]. [citado 14 de enero de 2019]. Disponible en: https://www.latex-project.org/about/</text:p>
      <text:p text:style-name="Bibliografía">2.<text:s/><text:tab/>word processor integration [Zotero Documentation] [Internet]. [citado 15 de enero de 2019]. Disponible en: https://www.zotero.org/support/word_processor_integration</text:p>
      <text:p text:style-name="Bibliografía">3.<text:s/><text:tab/>Zotero | Downloads [Internet]. [citado 15 de enero de 2019]. Disponible en: https://www.zotero.org/download/</text:p>
      <text:p text:style-name="Bibliografía">4.<text:s/><text:tab/>Cite Websites with a Browser Plugin - Mendeley Web Importer [Internet]. [citado 15 de enero de 2019]. Disponible en: https://www.mendeley.com/reference-management/web-importer</text:p>
      <text:p text:style-name="Bibliografía">5.<text:s/><text:tab/>Bibliographic/Software and Standards Information - Apache OpenOffice Wiki [Internet]. [citado 15 de enero de 2019]. Disponible en: https://wiki.openoffice.org/wiki/Bibliographic/Software_and_Standards_Information#Mendeley</text:p>
      <text:p text:style-name="Bibliografía">6.<text:s/><text:tab/>Home - Pencil Project [Internet]. [citado 15 de enero de 2019]. Disponible en: https://pencil.evolus.vn/</text:p>
      <text:p text:style-name="Bibliografía">7.<text:s/><text:tab/>Features - Pencil Project [Internet]. [citado 15 de enero de 2019]. Disponible en: https://pencil.evolus.vn/Features.html</text:p>
      <text:p text:style-name="Bibliografía">8.<text:s/><text:tab/>Download free Adobe XD CC | UX/UI design and collaboration tool [Internet]. [citado 15 de enero de 2019].<text:s/>Disponible en: https://www.adobe.com/es/products/xd.html</text:p>
      <text:p text:style-name="Bibliografía">9.<text:s/><text:tab/>Request for Free Software | Balsamiq [Internet]. [citado 15 de enero de 2019]. Disponible en: https://balsamiq.com/givingback/free/</text:p>
      <text:p text:style-name="Bibliografía">10.<text:s/><text:tab/>Overview — Spyder 3 documentation [Internet]. [citado 21 de enero de 2019]. Disponible en: https://docs.spyder-ide.org/overview.html</text:p>
      <text:p text:style-name="Bibliografía">11.<text:s/><text:tab/>Features - PyCharm [Internet]. [citado 21 de enero de 2019]. Disponible en: https://www.jetbrains.com/pycharm/features/</text:p>
      <text:p text:style-name="Bibliografía">12.<text:s/><text:tab/>13.5. zipfile — Work with ZIP archives — Python 3.6.8 documentation [Internet]. [citado 21 de enero de 2019]. Disponible en: https://docs.python.org/3.6/library/zipfile.html</text:p>
      <text:p text:style-name="Bibliografía">13.<text:s/><text:tab/>Beautiful Soup Documentation — Beautiful Soup 4.4.0 documentation [Internet]. [citado 21 de enero de 2019]. Disponible en: https://www.crummy.com/software/BeautifulSoup/bs4/doc/index.html</text:p>
      <text:p text:style-name="Bibliografía">14.<text:s/><text:tab/>Erkalović A. Python E-book library for handling books in EPUB2/EPUB3 <text:s/>format: <text:s/>- aerkalov/ebooklib [Internet]. 2019 [citado 21 de enero de 2019]. Disponible en: https://github.com/aerkalov/ebooklib</text:p>
      <text:p text:style-name="Bibliografía">15.<text:s/><text:tab/>exirel / epub [Internet]. [citado 21 de enero de 2019]. Disponible en: https://bitbucket.org/exirel/epub</text:p>
      <text:p text:style-name="Bibliografía">16.<text:s/><text:tab/>PLY (Python Lex-Yacc) [Internet]. [citado 27 de enero de 2019]. Disponible en:<text:s/><text:soft-page-break/>http://www.dabeaz.com/ply/</text:p>
      <text:p text:style-name="Bibliografía">17.<text:s/><text:tab/>Regular Expression HOWTO — Python 3.7.2 documentation [Internet]. [citado 27 de enero de 2019]. Disponible en: https://docs.python.org/3/howto/regex.html#performing-matches</text:p>
      <text:p text:style-name="Normal"/>
      <text:p text:style-name="UBUcuerpoTrabaj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 style:display-name="Table" style:family="paragraph" style:parent-style-name="Descripción">
      <style:text-properties fo:hyphenate="false"/>
    </style:style>
    <style:style style:name="Bibliografía" style:display-name="Bibliografía" style:family="paragraph" style:parent-style-name="Normal" style:next-style-name="Normal">
      <style:paragraph-properties fo:margin-bottom="0.1666in" fo:margin-left="0.2666in" fo:text-indent="-0.2666in">
        <style:tab-stops>
          <style:tab-stop style:type="left" style:position="0in"/>
        </style:tab-stops>
      </style:paragraph-properties>
      <style:text-properties style:font-name-complex="Mangal" style:font-size-complex="10.5pt" fo:hyphenate="false"/>
    </style:style>
    <style:style style:name="Framecontents" style:display-name="Frame contents" style:family="paragraph" style:parent-style-name="Textbody">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name="Cuadro de texto 1" text:anchor-type="paragraph" svg:x="0in" svg:y="0in" svg:width="13.09167in" svg:height="1.67153in" style:rel-width="scale" style:rel-height="scale"><draw:text-box><text:p text:style-name="P2"><text:span text:style-name="T3">Borrador</text:span></text:p></draw:text-box><svg:title/><svg:desc/></draw:frame><text:file-name text:fixed="false" text:display="name-and-extension">4_TecnicasHerramientas.odt</text:file-name><text:s/>v.<text:editing-cycles text:fixed="false">29</text:editing-cycles><text:s/><text:title text:fixed="false"/><text:modification-date style:data-style-name="N4">27/ene.19</text:modification-date><text:tab/><text:tab/><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a </meta:initial-creator>
    <dc:creator>luis miguel cabrejas arce</dc:creator>
    <meta:creation-date>2014-01-25T22:20:00Z</meta:creation-date>
    <dc:date>2019-01-27T18:24:00Z</dc:date>
    <meta:template xlink:href="Normal.dotm" xlink:type="simple"/>
    <meta:editing-cycles>30</meta:editing-cycles>
    <meta:editing-duration>PT24540S</meta:editing-duration>
    <meta:user-defined meta:name="ZOTERO_PREF_1">&lt;data data-version="3" zotero-version="5.0.60"&gt;&lt;session id="T8kQGfoK"/&gt;&lt;style id="http://www.zotero.org/styles/vancouver" locale="es-ES" hasBibliography="1" bibliographyStyleHasBeenSet="1"/&gt;&lt;prefs&gt;&lt;pref name="fieldType" value="Field"/&gt;&lt;/prefs&gt;&lt;/data&gt;</meta:user-defined>
    <meta:document-statistic meta:page-count="8" meta:paragraph-count="18" meta:word-count="1457" meta:character-count="9455" meta:row-count="66" meta:non-whitespace-character-count="8016"/>
  </office:meta>
</office:document-meta>
</file>